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050000013D0000013D0B9BDA26DBA70BD78.svg" manifest:media-type="image/svg+xml"/>
  <manifest:file-entry manifest:full-path="Pictures/10000201000000F0000000F058D27A1B4578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1.094cm" svg:height="1.094cm" draw:transform="rotate (-0.123743843966398) translate (4.514cm 2.9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4cm" svg:height="1.388cm" draw:transform="skewX (-0.000698131700797745) rotate (0.0959931088596881) translate (3.9cm 1.05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9cm" svg:height="0.858cm" draw:transform="rotate (0.232477856365645) translate (4.503cm 4.1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2cm" svg:height="1.415cm" draw:transform="rotate (0.512079602535136) translate (2.5cm 0.75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298cm" draw:transform="rotate (-0.171914931321442) translate (4.022cm -0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2.847cm 2.75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414cm" draw:transform="skewX (0.000698131700797774) rotate (2.23524317302914) translate (8.345cm 3.27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-0.000872664625997196) rotate (-2.39773332638981) translate (8.32cm 2.76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166cm" draw:transform="rotate (-2.75482769134785) translate (7.653cm 2.14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1cm" svg:height="1.137cm" draw:transform="rotate (-0.105766952670857) translate (4.52cm 4.6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-0.106290551446455) translate (0.57cm 3.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102cm" draw:transform="skewX (0.00174532925199429) rotate (-2.85850024891631) translate (1.27cm 2.15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8cm" svg:height="1.033cm" draw:transform="skewX (-0.00104719755119666) rotate (-2.1858503551977) translate (2.447cm 1.49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7cm" svg:height="0.984cm" draw:transform="rotate (-2.30051848705373) translate (11.6cm 2.1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5cm" svg:height="0.984cm" draw:transform="rotate (2.76163447543063) translate (2.189cm 1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936020077844559) translate (10.775cm 4.3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3cm" svg:height="1.155cm" draw:transform="skewX (0.000872664625997157) rotate (3.08172786024639) translate (1.551cm 1.52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9.851cm 3.92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76cm" svg:height="1.364cm" draw:transform="skewX (-0.00139626340159547) rotate (-1.47445415208481) translate (15.358cm -0.1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31cm" svg:height="1.323cm" draw:transform="skewX (-0.0029670597283904) rotate (0.74193946502279) translate (19.323cm 1.8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6cm" svg:height="1.022cm" draw:transform="rotate (-1.74044233008875) translate (7.194cm 3.0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9cm" svg:height="1.144cm" draw:transform="rotate (0.962898148325272) translate (0.016cm 5.34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cm" svg:height="1.7cm" draw:transform="rotate (-0.204203522483337) translate (11.635cm 4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18cm" svg:height="1.454cm" draw:transform="skewX (-0.000698131700797715) rotate (0.109083078249646) translate (5.3cm 4.0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16cm" svg:height="1.306cm" draw:transform="skewX (0.00069813170079773) rotate (0.118333323285216) translate (10.347cm 4.65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2cm" svg:height="1.183cm" draw:transform="skewX (0.000872664625997168) rotate (0.0385717764690747) translate (8.5cm 2.61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139626340159549) rotate (-0.574911455606932) translate (7.392cm 2.94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5cm" svg:height="1.163cm" draw:transform="skewX (-0.00087266462599712) rotate (-1.03847090493663) translate (11.702cm 0.0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317cm" draw:transform="rotate (0.265639112153537) translate (11.6cm -0.0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6cm" svg:height="1.02cm" draw:transform="rotate (0.265115513377939) translate (13cm 0.11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44712614422125) translate (12.792cm 4.6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5cm" svg:height="1.027cm" draw:transform="rotate (2.44764974299685) translate (11.043cm 4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6cm" svg:height="1.188cm" draw:transform="skewX (-0.00174532925199429) rotate (1.73363554600597) translate (9.328cm 1.88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04cm" svg:height="1.271cm" draw:transform="rotate (0.7387978723692) translate (8.232cm 0.01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79cm" svg:height="1.165cm" draw:transform="skewX (-0.00174532925199433) rotate (1.98513749121835) translate (10.534cm 1.33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01cm" svg:height="1.015cm" draw:transform="rotate (2.44764974299685) translate (18.323cm 6.1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69cm" svg:height="1.24cm" draw:transform="skewX (0.000872664625997176) rotate (0.214326432144904) translate (16.3cm 1.18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0.971450261660044) translate (18.884cm -0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19.687cm 3.25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17cm" svg:height="1.113cm" draw:transform="skewX (0.000872664625997207) rotate (1.29643056838139) translate (18.8cm 1.66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54cm" svg:height="1.144cm" draw:transform="rotate (-0.228638132011257) translate (15.138cm 1.87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737cm" svg:height="1.468cm" draw:transform="rotate (1.52646496379424) translate (6.8cm 5.93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8cm" svg:height="1.096cm" draw:transform="skewX (0.000872664625997161) rotate (0.719424717672063) translate (14.302cm 3.4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4cm" svg:height="1.068cm" draw:transform="skewX (0.000872664625997164) rotate (1.12835536141433) translate (19.7cm 0.84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71cm" svg:height="0.905cm" draw:transform="skewX (-0.00331612557878924) rotate (0.843517627488859) translate (18.2cm 3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42cm" svg:height="1.05cm" draw:transform="rotate (0.00314159265358979) translate (15.673cm 4.3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3cm" svg:height="1.025cm" draw:transform="rotate (0.282219740047483) translate (15.45cm 1.4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8cm" svg:height="0.868cm" draw:transform="skewX (0.00122173047639601) rotate (1.7865190223414) translate (16.52cm 3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58cm" svg:height="1.233cm" draw:transform="rotate (1.99787839475791) translate (18.478cm 5.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3.05956217874606) translate (20.12cm 5.0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7cm" svg:height="1.096cm" draw:transform="skewX (0.000872664625997174) rotate (0.0809832772925369) translate (14.126cm 1.90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cm" svg:height="0.854cm" draw:transform="rotate (-0.303861822772214) translate (12.008cm 1.80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61cm" svg:height="1.319cm" draw:transform="rotate (1.0770426814057) translate (15.299cm 4.27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64399928384621) translate (21.342cm 6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80701303598248) translate (20.8cm 5.5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6cm" svg:height="1.086cm" draw:transform="skewX (-0.000872664625997164) rotate (1.55997528543253) translate (18.6cm 6.1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85cm" svg:height="1.34cm" draw:transform="skewX (0.000698131700797717) rotate (2.00939756782107) translate (13.586cm 5.50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2cm" svg:height="1.092cm" draw:transform="rotate (2.86879769150308) translate (21.144cm 5.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2cm" svg:height="1.006cm" draw:transform="skewX (-0.00104719755119658) rotate (0.0815068760681352) translate (10.829cm 2.39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1cm" svg:height="0.854cm" draw:transform="skewX (-0.00122173047639603) rotate (0.0811578102177363) translate (11.423cm 2.98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5cm" svg:height="1.058cm" draw:transform="rotate (1.24668868469955) translate (13.899cm 5.9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7cm" svg:height="0.742cm" draw:transform="skewX (0.00139626340159551) rotate (1.24686321762475) translate (1.118cm 5.19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61cm" svg:height="1.067cm" draw:transform="rotate (1.24721228347515) translate (3.487cm 5.19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61cm" svg:height="0.981cm" draw:transform="rotate (1.24633961884915) translate (5.3cm 0.98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0.936cm" draw:transform="rotate (-2.5242696971594) translate (14.344cm 1.2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97cm" svg:height="1.288cm" draw:transform="skewX (0.000698131700797699) rotate (-2.07100769041647) translate (0.9cm -0.22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8cm" draw:transform="skewX (-0.000698131700797734) rotate (1.61024076788997) translate (-0.837cm 5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2.751cm 5.32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76cm" svg:height="1.178cm" draw:transform="rotate (0.216420827247297) translate (3.301cm 5.37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6cm" svg:height="0.968cm" draw:transform="rotate (1.20602251312808) translate (20.7cm 1.6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10.9cm 6.2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2) rotate (-1.84359128888161) translate (6.456cm 1.3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0.589cm 6.1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6) rotate (-3.11471458310908) translate (1.9cm 0.27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16cm" svg:height="1.123cm" draw:transform="rotate (0.774751654960283) translate (9.4cm 3.09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7T14:36:35.557000000</meta:creation-date>
    <dc:date>2021-08-27T14:54:47.222000000</dc:date>
    <meta:editing-duration>PT38S</meta:editing-duration>
    <meta:editing-cycles>1</meta:editing-cycles>
    <meta:document-statistic meta:object-count="75"/>
    <meta:generator>LibreOffice/6.2.5.2$Windows_x86 LibreOffice_project/1ec314fa52f458adc18c4f025c545a4e8b22c159</meta:generator>
  </office:meta>
</office:document-meta>
</file>